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4.161cm" table:align="left"/>
    </style:style>
    <style:style style:name="Table1.A" style:family="table-column">
      <style:table-column-properties style:column-width="2.214cm"/>
    </style:style>
    <style:style style:name="Table1.B" style:family="table-column">
      <style:table-column-properties style:column-width="5.408cm"/>
    </style:style>
    <style:style style:name="Table1.C" style:family="table-column">
      <style:table-column-properties style:column-width="6.53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officeooo:rsid="00043806"/>
    </style:style>
    <style:style style:name="T2" style:family="text">
      <style:text-properties officeooo:rsid="000443e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Roles y Permisos por Entidad:</text:span></text:h>
      <text:h text:style-name="Heading_20_4" text:outline-level="4"><text:span text:style-name="Strong_20_Emphasis">1. Empleados:</text:span></text:h>
      <text:list text:style-name="L1">
        <text:list-item>
          <text:p text:style-name="P1"><text:span text:style-name="Strong_20_Emphasis">Permisos de los empleados</text:span>:</text:p>
          <text:list>
            <text:list-item>
              <text:p text:style-name="P2"><text:span text:style-name="Strong_20_Emphasis"><text:span text:style-name="T1">­</text:span></text:span><text:span text:style-name="Strong_20_Emphasis">Consultar información</text:span> de los empleados.</text:p>
            </text:list-item>
            <text:list-item>
              <text:p text:style-name="P2"><text:span text:style-name="Strong_20_Emphasis">Insertar nuevos empleados</text:span> en el sistema.</text:p>
            </text:list-item>
            <text:list-item>
              <text:p text:style-name="P2"><text:span text:style-name="Strong_20_Emphasis">Acciones prohibidas</text:span>: No pueden eliminar ni modificar información de los empleados, ni tienen acceso para gestionar las solicitudes.</text:p>
            </text:list-item>
          </text:list>
        </text:list-item>
        <text:list-item>
          <text:p text:style-name="P1"><text:span text:style-name="Strong_20_Emphasis">Vistas para empleados</text:span>:</text:p>
          <text:list>
            <text:list-item>
              <text:p text:style-name="P2">Una interfaz para <text:span text:style-name="Strong_20_Emphasis">consultar empleados</text:span> (lista de empleados).</text:p>
            </text:list-item>
            <text:list-item>
              <text:p text:style-name="P1">Una vista para <text:span text:style-name="Strong_20_Emphasis">crear nuevos empleados</text:span>.</text:p>
            </text:list-item>
          </text:list>
        </text:list-item>
      </text:list>
      <text:h text:style-name="Heading_20_4" text:outline-level="4"><text:span text:style-name="Strong_20_Emphasis">2. Administradores:</text:span></text:h>
      <text:list text:style-name="L2">
        <text:list-item>
          <text:p text:style-name="P4"><text:span text:style-name="Strong_20_Emphasis">Permisos de los administradores</text:span>:</text:p>
          <text:list>
            <text:list-item>
              <text:p text:style-name="P4"><text:span text:style-name="Strong_20_Emphasis">Consultar</text:span> tanto empleados como solicitudes.</text:p>
            </text:list-item>
            <text:list-item>
              <text:p text:style-name="P4"><text:span text:style-name="Strong_20_Emphasis">Insertar</text:span> nuevos empleados y solicitudes.</text:p>
            </text:list-item>
            <text:list-item>
              <text:p text:style-name="P4"><text:span text:style-name="Strong_20_Emphasis">Eliminar</text:span> solicitudes.</text:p>
            </text:list-item>
          </text:list>
        </text:list-item>
        <text:list-item>
          <text:p text:style-name="P4"><text:span text:style-name="Strong_20_Emphasis">Vistas para administradores</text:span>:</text:p>
          <text:list>
            <text:list-item>
              <text:p text:style-name="P4">Una interfaz para <text:span text:style-name="Strong_20_Emphasis">consultar y crear empleados</text:span>.</text:p>
            </text:list-item>
            <text:list-item>
              <text:p text:style-name="P3">Otra para <text:span text:style-name="Strong_20_Emphasis">consultar, crear y eliminar solicitudes</text:span>.</text:p>
            </text:list-item>
          </text:list>
        </text:list-item>
      </text:list>
      <text:h text:style-name="Heading_20_3" text:outline-level="3"><text:span text:style-name="Strong_20_Emphasis">Resumen de las operaciones permitidas por entidad</text:span>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Entidad</text:span></text:p>
            </table:table-cell>
            <table:table-cell table:style-name="Table1.A1" office:value-type="string">
              <text:p text:style-name="Table_20_Heading"><text:span text:style-name="Strong_20_Emphasis">Operaciones para empleados</text:span></text:p>
            </table:table-cell>
            <table:table-cell table:style-name="Table1.A1" office:value-type="string">
              <text:p text:style-name="Table_20_Heading"><text:span text:style-name="Strong_20_Emphasis">Operaciones para administradores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Empleados</text:span></text:p>
          </table:table-cell>
          <table:table-cell table:style-name="Table1.A1" office:value-type="string">
            <text:p text:style-name="Table_20_Contents">Consultar <text:span text:style-name="T2">Todos empleados, Todas las solicitudes</text:span></text:p>
          </table:table-cell>
          <table:table-cell table:style-name="Table1.A1" office:value-type="string">
            <text:p text:style-name="Table_20_Contents">Consultar, Inserta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olicitudes</text:span></text:p>
          </table:table-cell>
          <table:table-cell table:style-name="Table1.A1" office:value-type="string">
            <text:p text:style-name="Table_20_Contents">N/A</text:p>
          </table:table-cell>
          <table:table-cell table:style-name="Table1.A1" office:value-type="string">
            <text:p text:style-name="Table_20_Contents">Consultar, Insertar, Eliminar</text:p>
          </table:table-cell>
        </table:table-row>
      </table:table>
      <text:p text:style-name="Text_20_body"><text:span text:style-name="Strong_20_Emphasis">Vistas diferenciadas</text:span>:</text:p>
      <text:list text:style-name="L3">
        <text:list-item>
          <text:p text:style-name="P6">Los <text:span text:style-name="Strong_20_Emphasis">empleados</text:span> solo pueden ver y realizar acciones relacionadas con la gestión de <text:span text:style-name="Strong_20_Emphasis">empleados.</text:span></text:p>
        </text:list-item>
        <text:list-item>
          <text:p text:style-name="P5">Los <text:span text:style-name="Strong_20_Emphasis">administradores</text:span> pueden ver y gestionar tanto empleados como solicitudes, con capacidades adicionales para eliminar solicitudes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8T00:09:31.922610926</meta:creation-date>
    <dc:date>2024-09-08T15:51:55.382255846</dc:date>
    <meta:editing-duration>PT3H54M25S</meta:editing-duration>
    <meta:editing-cycles>2</meta:editing-cycles>
    <meta:generator>LibreOffice/24.2.5.2$Linux_X86_64 LibreOffice_project/420$Build-2</meta:generator>
    <meta:document-statistic meta:table-count="1" meta:image-count="0" meta:object-count="0" meta:page-count="1" meta:paragraph-count="30" meta:word-count="169" meta:character-count="1169" meta:non-whitespace-character-count="1047"/>
  </office:meta>
</office:document-meta>
</file>